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1" xlink:type="simple">http://example.com/vuln/1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789" calcext:value-type="date">
            <text:p>21/05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2" xlink:type="simple">http://example.com/vuln/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79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3T09:55:07.492" calcext:value-type="date">
            <text:p>23/03/20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lickjacking</text:p>
          </table:table-cell>
          <table:table-cell office:value-type="string" calcext:value-type="string">
            <text:p><text:a xlink:href="http://example.com/vuln/3" xlink:type="simple">http://example.com/vuln/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lickjack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1" calcext:value-type="date">
            <text:p>21/05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File Permissions</text:p>
          </table:table-cell>
          <table:table-cell office:value-type="string" calcext:value-type="string">
            <text:p><text:a xlink:href="http://example.com/vuln/4" xlink:type="simple">http://example.com/vuln/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File Permission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792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5" xlink:type="simple">http://example.com/vuln/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2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6" xlink:type="simple">http://example.com/vuln/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3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0T09:55:07.492" calcext:value-type="date">
            <text:p>20/03/2025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content-validation-name="val1" office:value-type="string" calcext:value-type="string">
            <text:p>XML External Entity (XXE) Injection</text:p>
          </table:table-cell>
          <table:table-cell office:value-type="string" calcext:value-type="string">
            <text:p><text:a xlink:href="http://example.com/vuln/7" xlink:type="simple">http://example.com/vuln/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XML External Entity (XXE) Injec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3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8" xlink:type="simple">http://example.com/vuln/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793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9" xlink:type="simple">http://example.com/vuln/9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794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0" xlink:type="simple">http://example.com/vuln/1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795" calcext:value-type="date">
            <text:p>21/05/2025</text:p>
          </table:table-cell>
          <table:table-cell table:style-name="ce2" office:value-type="date" office:date-value="2025-05-26T09:55:07.492" calcext:value-type="date">
            <text:p>26/05/2025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11" xlink:type="simple">http://example.com/vuln/11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8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style-name="ce2" office:value-type="date" office:date-value="2025-05-09T09:55:07.492" calcext:value-type="date">
            <text:p>09/05/2025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2" xlink:type="simple">http://example.com/vuln/1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799" calcext:value-type="date">
            <text:p>21/05/2025</text:p>
          </table:table-cell>
          <table:table-cell table:style-name="ce2" office:value-type="date" office:date-value="2025-03-28T09:55:07.492" calcext:value-type="date">
            <text:p>28/03/202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13" xlink:type="simple">http://example.com/vuln/13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" calcext:value-type="date">
            <text:p>21/05/2025</text:p>
          </table:table-cell>
          <table:table-cell table:style-name="ce2" office:value-type="date" office:date-value="2025-04-22T09:55:07.492" calcext:value-type="date">
            <text:p>22/04/2025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4" xlink:type="simple">http://example.com/vuln/1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style-name="ce2" office:value-type="date" office:date-value="2025-03-27T09:55:07.492" calcext:value-type="date">
            <text:p>27/03/2025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5" xlink:type="simple">http://example.com/vuln/1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01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6" xlink:type="simple">http://example.com/vuln/1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02" calcext:value-type="date">
            <text:p>21/05/2025</text:p>
          </table:table-cell>
          <table:table-cell table:style-name="ce2" office:value-type="date" office:date-value="2025-03-26T09:55:07.492" calcext:value-type="date">
            <text:p>26/03/2025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pen Redirects</text:p>
          </table:table-cell>
          <table:table-cell office:value-type="string" calcext:value-type="string">
            <text:p><text:a xlink:href="http://example.com/vuln/17" xlink:type="simple">http://example.com/vuln/17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Open Redirect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02" calcext:value-type="date">
            <text:p>21/05/2025</text:p>
          </table:table-cell>
          <table:table-cell table:style-name="ce2" office:value-type="date" office:date-value="2025-02-22T09:55:07.492" calcext:value-type="date">
            <text:p>22/02/2025</text:p>
          </table:table-cell>
          <table:table-cell table:style-name="ce2" office:value-type="date" office:date-value="2025-02-28T09:55:07.492" calcext:value-type="date">
            <text:p>28/02/2025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18" xlink:type="simple">http://example.com/vuln/1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03" calcext:value-type="date">
            <text:p>21/05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9" xlink:type="simple">http://example.com/vuln/1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05" calcext:value-type="date">
            <text:p>21/05/2025</text:p>
          </table:table-cell>
          <table:table-cell table:style-name="ce2" office:value-type="date" office:date-value="2025-03-13T09:55:07.492" calcext:value-type="date">
            <text:p>13/03/2025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20" xlink:type="simple">http://example.com/vuln/2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07" calcext:value-type="date">
            <text:p>21/05/2025</text:p>
          </table:table-cell>
          <table:table-cell table:style-name="ce2" office:value-type="date" office:date-value="2025-03-04T09:55:07.492" calcext:value-type="date">
            <text:p>04/03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restricted File Upload</text:p>
          </table:table-cell>
          <table:table-cell office:value-type="string" calcext:value-type="string">
            <text:p><text:a xlink:href="http://example.com/vuln/21" xlink:type="simple">http://example.com/vuln/2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Unrestricted File Uploa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1" calcext:value-type="date">
            <text:p>21/05/2025</text:p>
          </table:table-cell>
          <table:table-cell table:style-name="ce2" office:value-type="date" office:date-value="2025-05-29T09:55:07.492" calcext:value-type="date">
            <text:p>29/05/202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22" xlink:type="simple">http://example.com/vuln/22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11" calcext:value-type="date">
            <text:p>21/05/2025</text:p>
          </table:table-cell>
          <table:table-cell table:style-name="ce2" office:value-type="date" office:date-value="2025-04-08T09:55:07.492" calcext:value-type="date">
            <text:p>08/04/2025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3" xlink:type="simple">http://example.com/vuln/2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11" calcext:value-type="date">
            <text:p>21/05/2025</text:p>
          </table:table-cell>
          <table:table-cell table:style-name="ce2" office:value-type="date" office:date-value="2025-04-28T09:55:07.492" calcext:value-type="date">
            <text:p>28/04/2025</text:p>
          </table:table-cell>
          <table:table-cell table:style-name="ce2" office:value-type="date" office:date-value="2025-04-29T09:55:07.492" calcext:value-type="date">
            <text:p>29/04/2025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24" xlink:type="simple">http://example.com/vuln/2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17" calcext:value-type="date">
            <text:p>21/05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style-name="ce2" office:value-type="date" office:date-value="2025-05-04T09:55:07.492" calcext:value-type="date">
            <text:p>04/05/2025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25" xlink:type="simple">http://example.com/vuln/2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17" calcext:value-type="date">
            <text:p>21/05/2025</text:p>
          </table:table-cell>
          <table:table-cell table:style-name="ce2" office:value-type="date" office:date-value="2025-04-09T09:55:07.492" calcext:value-type="date">
            <text:p>09/04/2025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6" xlink:type="simple">http://example.com/vuln/26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18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27" xlink:type="simple">http://example.com/vuln/27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18" calcext:value-type="date">
            <text:p>21/05/2025</text:p>
          </table:table-cell>
          <table:table-cell table:style-name="ce2" office:value-type="date" office:date-value="2025-02-27T09:55:07.492" calcext:value-type="date">
            <text:p>27/02/2025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28" xlink:type="simple">http://example.com/vuln/2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18" calcext:value-type="date">
            <text:p>21/05/2025</text:p>
          </table:table-cell>
          <table:table-cell table:style-name="ce2" office:value-type="date" office:date-value="2025-04-19T09:55:07.492" calcext:value-type="date">
            <text:p>19/04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29" xlink:type="simple">http://example.com/vuln/2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19" calcext:value-type="date">
            <text:p>2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30" xlink:type="simple">http://example.com/vuln/30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19" calcext:value-type="date">
            <text:p>21/05/2025</text:p>
          </table:table-cell>
          <table:table-cell table:style-name="ce2" office:value-type="date" office:date-value="2025-05-10T09:55:07.492" calcext:value-type="date">
            <text:p>10/05/2025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ory Listing Enabled</text:p>
          </table:table-cell>
          <table:table-cell office:value-type="string" calcext:value-type="string">
            <text:p><text:a xlink:href="http://example.com/vuln/31" xlink:type="simple">http://example.com/vuln/3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Directory Listing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2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ufficient Logging and Monitoring</text:p>
          </table:table-cell>
          <table:table-cell office:value-type="string" calcext:value-type="string">
            <text:p><text:a xlink:href="http://example.com/vuln/32" xlink:type="simple">http://example.com/vuln/32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ufficient Logging and Monitor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2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Security Headers</text:p>
          </table:table-cell>
          <table:table-cell office:value-type="string" calcext:value-type="string">
            <text:p><text:a xlink:href="http://example.com/vuln/33" xlink:type="simple">http://example.com/vuln/3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Security Header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23" calcext:value-type="date">
            <text:p>21/05/2025</text:p>
          </table:table-cell>
          <table:table-cell table:style-name="ce2" office:value-type="date" office:date-value="2025-03-15T09:55:07.492" calcext:value-type="date">
            <text:p>15/03/2025</text:p>
          </table:table-cell>
          <table:table-cell table:style-name="ce2" office:value-type="date" office:date-value="2025-03-18T09:55:07.492" calcext:value-type="date">
            <text:p>18/03/2025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34" xlink:type="simple">http://example.com/vuln/3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25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35" xlink:type="simple">http://example.com/vuln/3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56:31.825" calcext:value-type="date">
            <text:p>21/05/2025</text:p>
          </table:table-cell>
          <table:table-cell table:style-name="ce2" office:value-type="date" office:date-value="2025-05-21T09:55:07.492" calcext:value-type="date">
            <text:p>21/05/2025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36" xlink:type="simple">http://example.com/vuln/36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26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rver-Side Request Forgery (SSRF)</text:p>
          </table:table-cell>
          <table:table-cell office:value-type="string" calcext:value-type="string">
            <text:p><text:a xlink:href="http://example.com/vuln/37" xlink:type="simple">http://example.com/vuln/3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rver-Side Request Forgery (S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26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pplication Debug Mode Enabled</text:p>
          </table:table-cell>
          <table:table-cell office:value-type="string" calcext:value-type="string">
            <text:p><text:a xlink:href="http://example.com/vuln/38" xlink:type="simple">http://example.com/vuln/3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Application Debug Mode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26" calcext:value-type="date">
            <text:p>21/05/2025</text:p>
          </table:table-cell>
          <table:table-cell table:style-name="ce2" office:value-type="date" office:date-value="2025-05-31T09:55:07.492" calcext:value-type="date">
            <text:p>31/05/2025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39" xlink:type="simple">http://example.com/vuln/39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27" calcext:value-type="date">
            <text:p>21/05/2025</text:p>
          </table:table-cell>
          <table:table-cell table:style-name="ce2" office:value-type="date" office:date-value="2025-05-03T09:55:07.492" calcext:value-type="date">
            <text:p>03/05/2025</text:p>
          </table:table-cell>
          <table:table-cell table:style-name="ce2" office:value-type="date" office:date-value="2025-05-05T09:55:07.492" calcext:value-type="date">
            <text:p>05/05/2025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Lack of Content Security Policy</text:p>
          </table:table-cell>
          <table:table-cell office:value-type="string" calcext:value-type="string">
            <text:p><text:a xlink:href="http://example.com/vuln/40" xlink:type="simple">http://example.com/vuln/40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Lack of Content Security Policy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27" calcext:value-type="date">
            <text:p>21/05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41" xlink:type="simple">http://example.com/vuln/4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31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ardcoded Credentials</text:p>
          </table:table-cell>
          <table:table-cell office:value-type="string" calcext:value-type="string">
            <text:p><text:a xlink:href="http://example.com/vuln/42" xlink:type="simple">http://example.com/vuln/42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Hardcoded Credential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56:31.832" calcext:value-type="date">
            <text:p>21/05/2025</text:p>
          </table:table-cell>
          <table:table-cell table:style-name="ce2" office:value-type="date" office:date-value="2025-04-26T09:55:07.492" calcext:value-type="date">
            <text:p>26/04/2025</text:p>
          </table:table-cell>
          <table:table-cell table:style-name="ce2" office:value-type="date" office:date-value="2025-05-02T09:55:07.492" calcext:value-type="date">
            <text:p>02/05/2025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3" xlink:type="simple">http://example.com/vuln/4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33" calcext:value-type="date">
            <text:p>21/05/2025</text:p>
          </table:table-cell>
          <table:table-cell table:style-name="ce2" office:value-type="date" office:date-value="2025-04-12T09:55:07.492" calcext:value-type="date">
            <text:p>12/04/2025</text:p>
          </table:table-cell>
          <table:table-cell table:style-name="ce2" office:value-type="date" office:date-value="2025-04-13T09:55:07.492" calcext:value-type="date">
            <text:p>13/04/2025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4" xlink:type="simple">http://example.com/vuln/4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56:31.834" calcext:value-type="date">
            <text:p>21/05/2025</text:p>
          </table:table-cell>
          <table:table-cell table:style-name="ce2" office:value-type="date" office:date-value="2025-04-03T09:55:07.492" calcext:value-type="date">
            <text:p>03/04/2025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45" xlink:type="simple">http://example.com/vuln/45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56:31.834" calcext:value-type="date">
            <text:p>21/05/2025</text:p>
          </table:table-cell>
          <table:table-cell table:style-name="ce2" office:value-type="date" office:date-value="2025-04-14T09:55:07.492" calcext:value-type="date">
            <text:p>14/04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number-columns-repeated="16370"/>
        </table:table-row>
        <table:table-row table:style-name="ro1" table:number-rows-repeated="99952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10:56:31</meta:creation-date>
    <dc:date>2025-05-21T10:56:31</dc:date>
    <meta:generator>LibreOffice/25.2.3.2$Windows_X86_64 LibreOffice_project/bbb074479178df812d175f709636b368952c2ce3</meta:generator>
    <meta:document-statistic meta:table-count="2" meta:cell-count="678" meta:object-count="0"/>
    <meta:user-defined meta:name="AppVersion">16.0300</meta:user-defined>
  </office:meta>
</office:document-meta>
</file>